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4.1409in" svg:y="0.4992in">
            <draw:object draw:notify-on-update-of-ranges="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882in" svg:y="5.0902in">
            <draw:object draw:notify-on-update-of-ranges="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16347" calcext:value-type="float">
            <text:p>0.916347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99907" calcext:value-type="float">
            <text:p>0.8999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35379" calcext:value-type="float">
            <text:p>0.935379</text:p>
          </table:table-cell>
          <table:table-cell table:formula="of:=AVERAGE(INDIRECT([.K2]):INDIRECT([.L2]))" office:value-type="float" office:value="0.01634388" calcext:value-type="float">
            <text:p>0.01634388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941154" calcext:value-type="float">
            <text:p>0.941154</text:p>
          </table:table-cell>
          <table:table-cell office:value-type="float" office:value="0.016383" calcext:value-type="float">
            <text:p>0.016383</text:p>
          </table:table-cell>
          <table:table-cell office:value-type="float" office:value="0.92461" calcext:value-type="float">
            <text:p>0.924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511901" calcext:value-type="float">
            <text:p>0.94511901</text:p>
          </table:table-cell>
          <table:table-cell table:formula="of:=AVERAGE(INDIRECT([.K3]):INDIRECT([.L3]))" office:value-type="float" office:value="0.03262199" calcext:value-type="float">
            <text:p>0.03262199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25959" calcext:value-type="float">
            <text:p>0.925959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909199" calcext:value-type="float">
            <text:p>0.909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8089382" calcext:value-type="float">
            <text:p>0.98089382</text:p>
          </table:table-cell>
          <table:table-cell table:formula="of:=AVERAGE(INDIRECT([.K4]):INDIRECT([.L4]))" office:value-type="float" office:value="0.06518048" calcext:value-type="float">
            <text:p>0.06518048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25634" calcext:value-type="float">
            <text:p>0.925634</text:p>
          </table:table-cell>
          <table:table-cell office:value-type="float" office:value="0.016337" calcext:value-type="float">
            <text:p>0.016337</text:p>
          </table:table-cell>
          <table:table-cell office:value-type="float" office:value="0.909158" calcext:value-type="float">
            <text:p>0.909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3542" calcext:value-type="float">
            <text:p>0.943542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27054" calcext:value-type="float">
            <text:p>0.9270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1257" calcext:value-type="float">
            <text:p>0.941257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924827" calcext:value-type="float">
            <text:p>0.924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4713" calcext:value-type="float">
            <text:p>0.924713</text:p>
          </table:table-cell>
          <table:table-cell office:value-type="float" office:value="0.016335" calcext:value-type="float">
            <text:p>0.016335</text:p>
          </table:table-cell>
          <table:table-cell office:value-type="float" office:value="0.908245" calcext:value-type="float">
            <text:p>0.9082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892106" calcext:value-type="float">
            <text:p>0.892106</text:p>
          </table:table-cell>
          <table:table-cell office:value-type="float" office:value="0.016277" calcext:value-type="float">
            <text:p>0.016277</text:p>
          </table:table-cell>
          <table:table-cell office:value-type="float" office:value="0.875694" calcext:value-type="float">
            <text:p>0.875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4331" calcext:value-type="float">
            <text:p>0.914331</text:p>
          </table:table-cell>
          <table:table-cell office:value-type="float" office:value="0.016284" calcext:value-type="float">
            <text:p>0.016284</text:p>
          </table:table-cell>
          <table:table-cell office:value-type="float" office:value="0.897915" calcext:value-type="float">
            <text:p>0.897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4607" calcext:value-type="float">
            <text:p>0.964607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48135" calcext:value-type="float">
            <text:p>0.9481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6345" calcext:value-type="float">
            <text:p>0.926345</text:p>
          </table:table-cell>
          <table:table-cell office:value-type="float" office:value="0.016572" calcext:value-type="float">
            <text:p>0.016572</text:p>
          </table:table-cell>
          <table:table-cell office:value-type="float" office:value="0.909558" calcext:value-type="float">
            <text:p>0.9095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/>
          <table:table-cell office:value-type="string" calcext:value-type="string">
            <text:p>Decimal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.930335" calcext:value-type="float">
            <text:p>0.930335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383" calcext:value-type="float">
            <text:p>0.91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/>
          <table:table-cell office:value-type="string" calcext:value-type="string">
            <text:p>Mul factor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0.960823" calcext:value-type="float">
            <text:p>0.960823</text:p>
          </table:table-cell>
          <table:table-cell office:value-type="float" office:value="0.016451" calcext:value-type="float">
            <text:p>0.016451</text:p>
          </table:table-cell>
          <table:table-cell office:value-type="float" office:value="0.944213" calcext:value-type="float">
            <text:p>0.9442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78744" calcext:value-type="float">
            <text:p>0.978744</text:p>
          </table:table-cell>
          <table:table-cell office:value-type="float" office:value="0.016326" calcext:value-type="float">
            <text:p>0.016326</text:p>
          </table:table-cell>
          <table:table-cell office:value-type="float" office:value="0.962267" calcext:value-type="float">
            <text:p>0.9622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671853297059" calcext:value-type="float">
            <text:p>3.16671853297059</text:p>
          </table:table-cell>
          <table:table-cell office:value-type="float" office:value="0.0251258793807962" calcext:value-type="float">
            <text:p>0.025125879380796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M2]; [.$J$12]) * [.$J$13]" office:value-type="float" office:value="935.4" calcext:value-type="float">
            <text:p>935.4</text:p>
          </table:table-cell>
          <table:table-cell table:number-columns-repeated="4"/>
        </table:table-row>
        <table:table-row table:style-name="ro1">
          <table:table-cell office:value-type="float" office:value="0.985065" calcext:value-type="float">
            <text:p>0.985065</text:p>
          </table:table-cell>
          <table:table-cell office:value-type="float" office:value="0.016364" calcext:value-type="float">
            <text:p>0.016364</text:p>
          </table:table-cell>
          <table:table-cell office:value-type="float" office:value="0.968567" calcext:value-type="float">
            <text:p>0.9685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M3]; [.$J$12]) * [.$J$13]" office:value-type="float" office:value="945.1" calcext:value-type="float">
            <text:p>945.1</text:p>
          </table:table-cell>
          <table:table-cell table:number-columns-repeated="4"/>
        </table:table-row>
        <table:table-row table:style-name="ro1">
          <table:table-cell office:value-type="float" office:value="0.911667" calcext:value-type="float">
            <text:p>0.911667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895164" calcext:value-type="float">
            <text:p>0.895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M4]; [.$J$12]) * [.$J$13]" office:value-type="float" office:value="980.9" calcext:value-type="float">
            <text:p>980.9</text:p>
          </table:table-cell>
          <table:table-cell table:number-columns-repeated="4"/>
        </table:table-row>
        <table:table-row table:style-name="ro1">
          <table:table-cell office:value-type="float" office:value="0.93629" calcext:value-type="float">
            <text:p>0.93629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19809" calcext:value-type="float">
            <text:p>0.919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4427" calcext:value-type="float">
            <text:p>0.934427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2952" calcext:value-type="float">
            <text:p>0.912952</text:p>
          </table:table-cell>
          <table:table-cell office:value-type="float" office:value="0.016323" calcext:value-type="float">
            <text:p>0.016323</text:p>
          </table:table-cell>
          <table:table-cell office:value-type="float" office:value="0.896492" calcext:value-type="float">
            <text:p>0.8964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22659" calcext:value-type="float">
            <text:p>0.922659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906238" calcext:value-type="float">
            <text:p>0.906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N2]; [.$J$12]) * [.$J$13]" office:value-type="float" office:value="16.3" calcext:value-type="float">
            <text:p>16.3</text:p>
          </table:table-cell>
          <table:table-cell table:number-columns-repeated="4"/>
        </table:table-row>
        <table:table-row table:style-name="ro1">
          <table:table-cell office:value-type="float" office:value="0.934702" calcext:value-type="float">
            <text:p>0.934702</text:p>
          </table:table-cell>
          <table:table-cell office:value-type="float" office:value="0.016376" calcext:value-type="float">
            <text:p>0.016376</text:p>
          </table:table-cell>
          <table:table-cell office:value-type="float" office:value="0.918188" calcext:value-type="float">
            <text:p>0.918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N3]; [.$J$12]) * [.$J$13]" office:value-type="float" office:value="32.6" calcext:value-type="float">
            <text:p>32.6</text:p>
          </table:table-cell>
          <table:table-cell table:number-columns-repeated="4"/>
        </table:table-row>
        <table:table-row table:style-name="ro1">
          <table:table-cell office:value-type="float" office:value="0.948776" calcext:value-type="float">
            <text:p>0.948776</text:p>
          </table:table-cell>
          <table:table-cell office:value-type="float" office:value="0.016343" calcext:value-type="float">
            <text:p>0.016343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N4]; [.$J$12]) * [.$J$13]" office:value-type="float" office:value="65.2" calcext:value-type="float">
            <text:p>65.2</text:p>
          </table:table-cell>
          <table:table-cell table:number-columns-repeated="4"/>
        </table:table-row>
        <table:table-row table:style-name="ro1">
          <table:table-cell office:value-type="float" office:value="0.898766" calcext:value-type="float">
            <text:p>0.898766</text:p>
          </table:table-cell>
          <table:table-cell office:value-type="float" office:value="0.016297" calcext:value-type="float">
            <text:p>0.016297</text:p>
          </table:table-cell>
          <table:table-cell office:value-type="float" office:value="0.882332" calcext:value-type="float">
            <text:p>0.8823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1224" calcext:value-type="float">
            <text:p>0.931224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14735" calcext:value-type="float">
            <text:p>0.914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0722" calcext:value-type="float">
            <text:p>0.930722</text:p>
          </table:table-cell>
          <table:table-cell office:value-type="float" office:value="0.016383" calcext:value-type="float">
            <text:p>0.016383</text:p>
          </table:table-cell>
          <table:table-cell office:value-type="float" office:value="0.914205" calcext:value-type="float">
            <text:p>0.9142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6018" calcext:value-type="float">
            <text:p>0.926018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9529" calcext:value-type="float">
            <text:p>0.9095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8912" calcext:value-type="float">
            <text:p>0.948912</text:p>
          </table:table-cell>
          <table:table-cell office:value-type="float" office:value="0.016432" calcext:value-type="float">
            <text:p>0.016432</text:p>
          </table:table-cell>
          <table:table-cell office:value-type="float" office:value="0.932316" calcext:value-type="float">
            <text:p>0.9323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5469" calcext:value-type="float">
            <text:p>0.915469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899026" calcext:value-type="float">
            <text:p>0.8990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4445" calcext:value-type="float">
            <text:p>0.944445</text:p>
          </table:table-cell>
          <table:table-cell office:value-type="float" office:value="0.016368" calcext:value-type="float">
            <text:p>0.016368</text:p>
          </table:table-cell>
          <table:table-cell office:value-type="float" office:value="0.927945" calcext:value-type="float">
            <text:p>0.927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4949" calcext:value-type="float">
            <text:p>0.924949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908537" calcext:value-type="float">
            <text:p>0.908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6705" calcext:value-type="float">
            <text:p>0.936705</text:p>
          </table:table-cell>
          <table:table-cell office:value-type="float" office:value="0.016411" calcext:value-type="float">
            <text:p>0.016411</text:p>
          </table:table-cell>
          <table:table-cell office:value-type="float" office:value="0.920161" calcext:value-type="float">
            <text:p>0.920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8984" calcext:value-type="float">
            <text:p>0.8984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881974" calcext:value-type="float">
            <text:p>0.8819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2934" calcext:value-type="float">
            <text:p>0.932934</text:p>
          </table:table-cell>
          <table:table-cell office:value-type="float" office:value="0.016267" calcext:value-type="float">
            <text:p>0.016267</text:p>
          </table:table-cell>
          <table:table-cell office:value-type="float" office:value="0.916542" calcext:value-type="float">
            <text:p>0.916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326" calcext:value-type="float">
            <text:p>0.95326</text:p>
          </table:table-cell>
          <table:table-cell office:value-type="float" office:value="0.016436" calcext:value-type="float">
            <text:p>0.016436</text:p>
          </table:table-cell>
          <table:table-cell office:value-type="float" office:value="0.936687" calcext:value-type="float">
            <text:p>0.9366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5479" calcext:value-type="float">
            <text:p>0.915479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899055" calcext:value-type="float">
            <text:p>0.899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6895" calcext:value-type="float">
            <text:p>0.936895</text:p>
          </table:table-cell>
          <table:table-cell office:value-type="float" office:value="0.016297" calcext:value-type="float">
            <text:p>0.016297</text:p>
          </table:table-cell>
          <table:table-cell office:value-type="float" office:value="0.920464" calcext:value-type="float">
            <text:p>0.9204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3348" calcext:value-type="float">
            <text:p>0.923348</text:p>
          </table:table-cell>
          <table:table-cell office:value-type="float" office:value="0.016459" calcext:value-type="float">
            <text:p>0.016459</text:p>
          </table:table-cell>
          <table:table-cell office:value-type="float" office:value="0.906694" calcext:value-type="float">
            <text:p>0.906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3134" calcext:value-type="float">
            <text:p>0.943134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926739" calcext:value-type="float">
            <text:p>0.9267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8691" calcext:value-type="float">
            <text:p>0.958691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94228" calcext:value-type="float">
            <text:p>0.942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1305" calcext:value-type="float">
            <text:p>0.961305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44812" calcext:value-type="float">
            <text:p>0.9448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129" calcext:value-type="float">
            <text:p>0.94129</text:p>
          </table:table-cell>
          <table:table-cell office:value-type="float" office:value="0.016601" calcext:value-type="float">
            <text:p>0.016601</text:p>
          </table:table-cell>
          <table:table-cell office:value-type="float" office:value="0.924478" calcext:value-type="float">
            <text:p>0.924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7241" calcext:value-type="float">
            <text:p>0.937241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920813" calcext:value-type="float">
            <text:p>0.920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8715" calcext:value-type="float">
            <text:p>0.918715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902286" calcext:value-type="float">
            <text:p>0.902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7452" calcext:value-type="float">
            <text:p>0.977452</text:p>
          </table:table-cell>
          <table:table-cell office:value-type="float" office:value="0.016295" calcext:value-type="float">
            <text:p>0.016295</text:p>
          </table:table-cell>
          <table:table-cell office:value-type="float" office:value="0.961024" calcext:value-type="float">
            <text:p>0.961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6014" calcext:value-type="float">
            <text:p>0.926014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09526" calcext:value-type="float">
            <text:p>0.9095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2418" calcext:value-type="float">
            <text:p>0.922418</text:p>
          </table:table-cell>
          <table:table-cell office:value-type="float" office:value="0.016523" calcext:value-type="float">
            <text:p>0.016523</text:p>
          </table:table-cell>
          <table:table-cell office:value-type="float" office:value="0.905689" calcext:value-type="float">
            <text:p>0.9056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8061" calcext:value-type="float">
            <text:p>0.948061</text:p>
          </table:table-cell>
          <table:table-cell office:value-type="float" office:value="0.016443" calcext:value-type="float">
            <text:p>0.016443</text:p>
          </table:table-cell>
          <table:table-cell office:value-type="float" office:value="0.931437" calcext:value-type="float">
            <text:p>0.9314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4313" calcext:value-type="float">
            <text:p>0.93431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0.917748" calcext:value-type="float">
            <text:p>0.917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1613" calcext:value-type="float">
            <text:p>0.971613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55125" calcext:value-type="float">
            <text:p>0.9551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8442" calcext:value-type="float">
            <text:p>0.958442</text:p>
          </table:table-cell>
          <table:table-cell office:value-type="float" office:value="0.016283" calcext:value-type="float">
            <text:p>0.016283</text:p>
          </table:table-cell>
          <table:table-cell office:value-type="float" office:value="0.942029" calcext:value-type="float">
            <text:p>0.9420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6656" calcext:value-type="float">
            <text:p>0.966656</text:p>
          </table:table-cell>
          <table:table-cell office:value-type="float" office:value="0.016329" calcext:value-type="float">
            <text:p>0.016329</text:p>
          </table:table-cell>
          <table:table-cell office:value-type="float" office:value="0.950199" calcext:value-type="float">
            <text:p>0.950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7972" calcext:value-type="float">
            <text:p>0.947972</text:p>
          </table:table-cell>
          <table:table-cell office:value-type="float" office:value="0.016297" calcext:value-type="float">
            <text:p>0.016297</text:p>
          </table:table-cell>
          <table:table-cell office:value-type="float" office:value="0.931542" calcext:value-type="float">
            <text:p>0.931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6287" calcext:value-type="float">
            <text:p>0.926287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909887" calcext:value-type="float">
            <text:p>0.9098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022" calcext:value-type="float">
            <text:p>0.96022</text:p>
          </table:table-cell>
          <table:table-cell office:value-type="float" office:value="0.016385" calcext:value-type="float">
            <text:p>0.016385</text:p>
          </table:table-cell>
          <table:table-cell office:value-type="float" office:value="0.943674" calcext:value-type="float">
            <text:p>0.9436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8244" calcext:value-type="float">
            <text:p>0.948244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3175" calcext:value-type="float">
            <text:p>0.931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2039" calcext:value-type="float">
            <text:p>0.922039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905626" calcext:value-type="float">
            <text:p>0.9056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0318" calcext:value-type="float">
            <text:p>0.940318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23836" calcext:value-type="float">
            <text:p>0.9238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0574" calcext:value-type="float">
            <text:p>0.950574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896548" calcext:value-type="float">
            <text:p>0.896548</text:p>
          </table:table-cell>
          <table:table-cell office:value-type="float" office:value="0.016309" calcext:value-type="float">
            <text:p>0.016309</text:p>
          </table:table-cell>
          <table:table-cell office:value-type="float" office:value="0.880106" calcext:value-type="float">
            <text:p>0.8801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8282" calcext:value-type="float">
            <text:p>0.948282</text:p>
          </table:table-cell>
          <table:table-cell office:value-type="float" office:value="0.016418" calcext:value-type="float">
            <text:p>0.016418</text:p>
          </table:table-cell>
          <table:table-cell office:value-type="float" office:value="0.931691" calcext:value-type="float">
            <text:p>0.931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6133" calcext:value-type="float">
            <text:p>0.936133</text:p>
          </table:table-cell>
          <table:table-cell office:value-type="float" office:value="0.016329" calcext:value-type="float">
            <text:p>0.016329</text:p>
          </table:table-cell>
          <table:table-cell office:value-type="float" office:value="0.919666" calcext:value-type="float">
            <text:p>0.919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3496" calcext:value-type="float">
            <text:p>0.923496</text:p>
          </table:table-cell>
          <table:table-cell office:value-type="float" office:value="0.016264" calcext:value-type="float">
            <text:p>0.016264</text:p>
          </table:table-cell>
          <table:table-cell office:value-type="float" office:value="0.907105" calcext:value-type="float">
            <text:p>0.9071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7735" calcext:value-type="float">
            <text:p>0.937735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21256" calcext:value-type="float">
            <text:p>0.9212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81" calcext:value-type="float">
            <text:p>0.9281</text:p>
          </table:table-cell>
          <table:table-cell office:value-type="float" office:value="0.016435" calcext:value-type="float">
            <text:p>0.016435</text:p>
          </table:table-cell>
          <table:table-cell office:value-type="float" office:value="0.911531" calcext:value-type="float">
            <text:p>0.911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899107" calcext:value-type="float">
            <text:p>0.899107</text:p>
          </table:table-cell>
          <table:table-cell office:value-type="float" office:value="0.016286" calcext:value-type="float">
            <text:p>0.016286</text:p>
          </table:table-cell>
          <table:table-cell office:value-type="float" office:value="0.882686" calcext:value-type="float">
            <text:p>0.8826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2551" calcext:value-type="float">
            <text:p>0.922551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0.906127" calcext:value-type="float">
            <text:p>0.9061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6217" calcext:value-type="float">
            <text:p>0.936217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7092" calcext:value-type="float">
            <text:p>0.937092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920673" calcext:value-type="float">
            <text:p>0.9206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486" calcext:value-type="float">
            <text:p>0.96486</text:p>
          </table:table-cell>
          <table:table-cell office:value-type="float" office:value="0.016452" calcext:value-type="float">
            <text:p>0.016452</text:p>
          </table:table-cell>
          <table:table-cell office:value-type="float" office:value="0.948251" calcext:value-type="float">
            <text:p>0.948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9676" calcext:value-type="float">
            <text:p>0.929676</text:p>
          </table:table-cell>
          <table:table-cell office:value-type="float" office:value="0.016347" calcext:value-type="float">
            <text:p>0.016347</text:p>
          </table:table-cell>
          <table:table-cell office:value-type="float" office:value="0.913195" calcext:value-type="float">
            <text:p>0.913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0787" calcext:value-type="float">
            <text:p>0.930787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20384" calcext:value-type="float">
            <text:p>0.920384</text:p>
          </table:table-cell>
          <table:table-cell office:value-type="float" office:value="0.016295" calcext:value-type="float">
            <text:p>0.016295</text:p>
          </table:table-cell>
          <table:table-cell office:value-type="float" office:value="0.903955" calcext:value-type="float">
            <text:p>0.903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2373" calcext:value-type="float">
            <text:p>0.952373</text:p>
          </table:table-cell>
          <table:table-cell office:value-type="float" office:value="0.016324" calcext:value-type="float">
            <text:p>0.016324</text:p>
          </table:table-cell>
          <table:table-cell office:value-type="float" office:value="0.935921" calcext:value-type="float">
            <text:p>0.9359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7695" calcext:value-type="float">
            <text:p>0.947695</text:p>
          </table:table-cell>
          <table:table-cell office:value-type="float" office:value="0.016275" calcext:value-type="float">
            <text:p>0.016275</text:p>
          </table:table-cell>
          <table:table-cell office:value-type="float" office:value="0.931293" calcext:value-type="float">
            <text:p>0.9312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278" calcext:value-type="float">
            <text:p>0.96278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46333" calcext:value-type="float">
            <text:p>0.946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7982" calcext:value-type="float">
            <text:p>0.947982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31537" calcext:value-type="float">
            <text:p>0.931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3419" calcext:value-type="float">
            <text:p>0.913419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96985" calcext:value-type="float">
            <text:p>0.8969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5571" calcext:value-type="float">
            <text:p>0.985571</text:p>
          </table:table-cell>
          <table:table-cell office:value-type="float" office:value="0.016277" calcext:value-type="float">
            <text:p>0.016277</text:p>
          </table:table-cell>
          <table:table-cell office:value-type="float" office:value="0.969166" calcext:value-type="float">
            <text:p>0.9691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767" calcext:value-type="float">
            <text:p>0.94767</text:p>
          </table:table-cell>
          <table:table-cell office:value-type="float" office:value="0.016343" calcext:value-type="float">
            <text:p>0.016343</text:p>
          </table:table-cell>
          <table:table-cell office:value-type="float" office:value="0.931193" calcext:value-type="float">
            <text:p>0.9311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3157" calcext:value-type="float">
            <text:p>0.933157</text:p>
          </table:table-cell>
          <table:table-cell office:value-type="float" office:value="0.016272" calcext:value-type="float">
            <text:p>0.016272</text:p>
          </table:table-cell>
          <table:table-cell office:value-type="float" office:value="0.916469" calcext:value-type="float">
            <text:p>0.9164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9259" calcext:value-type="float">
            <text:p>0.93925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922834" calcext:value-type="float">
            <text:p>0.922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5362" calcext:value-type="float">
            <text:p>0.915362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898929" calcext:value-type="float">
            <text:p>0.898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08378" calcext:value-type="float">
            <text:p>0.908378</text:p>
          </table:table-cell>
          <table:table-cell office:value-type="float" office:value="0.016403" calcext:value-type="float">
            <text:p>0.016403</text:p>
          </table:table-cell>
          <table:table-cell office:value-type="float" office:value="0.891803" calcext:value-type="float">
            <text:p>0.891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4413" calcext:value-type="float">
            <text:p>0.954413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37991" calcext:value-type="float">
            <text:p>0.9379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6569" calcext:value-type="float">
            <text:p>0.936569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920142" calcext:value-type="float">
            <text:p>0.920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4075" calcext:value-type="float">
            <text:p>0.954075</text:p>
          </table:table-cell>
          <table:table-cell office:value-type="float" office:value="0.016475" calcext:value-type="float">
            <text:p>0.016475</text:p>
          </table:table-cell>
          <table:table-cell office:value-type="float" office:value="0.937437" calcext:value-type="float">
            <text:p>0.9374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1568" calcext:value-type="float">
            <text:p>0.931568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4803" calcext:value-type="float">
            <text:p>0.934803</text:p>
          </table:table-cell>
          <table:table-cell office:value-type="float" office:value="0.016411" calcext:value-type="float">
            <text:p>0.016411</text:p>
          </table:table-cell>
          <table:table-cell office:value-type="float" office:value="0.918226" calcext:value-type="float">
            <text:p>0.9182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9605" calcext:value-type="float">
            <text:p>0.919605</text:p>
          </table:table-cell>
          <table:table-cell office:value-type="float" office:value="0.016324" calcext:value-type="float">
            <text:p>0.016324</text:p>
          </table:table-cell>
          <table:table-cell office:value-type="float" office:value="0.903132" calcext:value-type="float">
            <text:p>0.9031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3723" calcext:value-type="float">
            <text:p>0.913723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0.897292" calcext:value-type="float">
            <text:p>0.8972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5217" calcext:value-type="float">
            <text:p>0.915217</text:p>
          </table:table-cell>
          <table:table-cell office:value-type="float" office:value="0.016368" calcext:value-type="float">
            <text:p>0.016368</text:p>
          </table:table-cell>
          <table:table-cell office:value-type="float" office:value="0.898716" calcext:value-type="float">
            <text:p>0.8987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1684" calcext:value-type="float">
            <text:p>0.931684</text:p>
          </table:table-cell>
          <table:table-cell office:value-type="float" office:value="0.016351" calcext:value-type="float">
            <text:p>0.016351</text:p>
          </table:table-cell>
          <table:table-cell office:value-type="float" office:value="0.915193" calcext:value-type="float">
            <text:p>0.9151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32766" calcext:value-type="float">
            <text:p>0.932766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.916325" calcext:value-type="float">
            <text:p>0.9163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0262" calcext:value-type="float">
            <text:p>0.910262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893843" calcext:value-type="float">
            <text:p>0.893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9692" calcext:value-type="float">
            <text:p>0.959692</text:p>
          </table:table-cell>
          <table:table-cell office:value-type="float" office:value="0.016401" calcext:value-type="float">
            <text:p>0.016401</text:p>
          </table:table-cell>
          <table:table-cell office:value-type="float" office:value="0.943131" calcext:value-type="float">
            <text:p>0.9431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1437" calcext:value-type="float">
            <text:p>0.941437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925011" calcext:value-type="float">
            <text:p>0.9250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3029" calcext:value-type="float">
            <text:p>0.943029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926538" calcext:value-type="float">
            <text:p>0.9265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4608" calcext:value-type="float">
            <text:p>0.914608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898167" calcext:value-type="float">
            <text:p>0.898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4397" calcext:value-type="float">
            <text:p>0.914397</text:p>
          </table:table-cell>
          <table:table-cell office:value-type="float" office:value="0.016296" calcext:value-type="float">
            <text:p>0.016296</text:p>
          </table:table-cell>
          <table:table-cell office:value-type="float" office:value="0.897969" calcext:value-type="float">
            <text:p>0.8979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14478" calcext:value-type="float">
            <text:p>0.914478</text:p>
          </table:table-cell>
          <table:table-cell office:value-type="float" office:value="0.016312" calcext:value-type="float">
            <text:p>0.016312</text:p>
          </table:table-cell>
          <table:table-cell office:value-type="float" office:value="0.898031" calcext:value-type="float">
            <text:p>0.898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4002" calcext:value-type="float">
            <text:p>0.954002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921322" calcext:value-type="float">
            <text:p>0.9213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698" calcext:value-type="float">
            <text:p>0.94698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14171" calcext:value-type="float">
            <text:p>0.9141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8344" calcext:value-type="float">
            <text:p>0.948344</text:p>
          </table:table-cell>
          <table:table-cell office:value-type="float" office:value="0.032531" calcext:value-type="float">
            <text:p>0.032531</text:p>
          </table:table-cell>
          <table:table-cell office:value-type="float" office:value="0.915677" calcext:value-type="float">
            <text:p>0.9156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0388" calcext:value-type="float">
            <text:p>0.960388</text:p>
          </table:table-cell>
          <table:table-cell office:value-type="float" office:value="0.032757" calcext:value-type="float">
            <text:p>0.032757</text:p>
          </table:table-cell>
          <table:table-cell office:value-type="float" office:value="0.927465" calcext:value-type="float">
            <text:p>0.9274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8909" calcext:value-type="float">
            <text:p>0.928909</text:p>
          </table:table-cell>
          <table:table-cell office:value-type="float" office:value="0.032561" calcext:value-type="float">
            <text:p>0.032561</text:p>
          </table:table-cell>
          <table:table-cell office:value-type="float" office:value="0.896214" calcext:value-type="float">
            <text:p>0.8962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0686" calcext:value-type="float">
            <text:p>0.950686</text:p>
          </table:table-cell>
          <table:table-cell office:value-type="float" office:value="0.03258" calcext:value-type="float">
            <text:p>0.03258</text:p>
          </table:table-cell>
          <table:table-cell office:value-type="float" office:value="0.917972" calcext:value-type="float">
            <text:p>0.9179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75994" calcext:value-type="float">
            <text:p>0.975994</text:p>
          </table:table-cell>
          <table:table-cell office:value-type="float" office:value="0.032702" calcext:value-type="float">
            <text:p>0.032702</text:p>
          </table:table-cell>
          <table:table-cell office:value-type="float" office:value="0.943158" calcext:value-type="float">
            <text:p>0.9431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7273" calcext:value-type="float">
            <text:p>0.957273</text:p>
          </table:table-cell>
          <table:table-cell office:value-type="float" office:value="0.032654" calcext:value-type="float">
            <text:p>0.032654</text:p>
          </table:table-cell>
          <table:table-cell office:value-type="float" office:value="0.924484" calcext:value-type="float">
            <text:p>0.9244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5328" calcext:value-type="float">
            <text:p>0.935328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902626" calcext:value-type="float">
            <text:p>0.9026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88925" calcext:value-type="float">
            <text:p>0.988925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956144" calcext:value-type="float">
            <text:p>0.956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506" calcext:value-type="float">
            <text:p>0.96506</text:p>
          </table:table-cell>
          <table:table-cell office:value-type="float" office:value="0.032701" calcext:value-type="float">
            <text:p>0.032701</text:p>
          </table:table-cell>
          <table:table-cell office:value-type="float" office:value="0.932221" calcext:value-type="float">
            <text:p>0.9322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543" calcext:value-type="float">
            <text:p>0.93543</text:p>
          </table:table-cell>
          <table:table-cell office:value-type="float" office:value="0.032566" calcext:value-type="float">
            <text:p>0.032566</text:p>
          </table:table-cell>
          <table:table-cell office:value-type="float" office:value="0.90273" calcext:value-type="float">
            <text:p>0.90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8128" calcext:value-type="float">
            <text:p>0.928128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.895429" calcext:value-type="float">
            <text:p>0.8954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9427" calcext:value-type="float">
            <text:p>0.929427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0.89673" calcext:value-type="float">
            <text:p>0.896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.034449" calcext:value-type="float">
            <text:p>1.034449</text:p>
          </table:table-cell>
          <table:table-cell office:value-type="float" office:value="0.032529" calcext:value-type="float">
            <text:p>0.032529</text:p>
          </table:table-cell>
          <table:table-cell office:value-type="float" office:value="1.001781" calcext:value-type="float">
            <text:p>1.001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5953" calcext:value-type="float">
            <text:p>0.925953</text:p>
          </table:table-cell>
          <table:table-cell office:value-type="float" office:value="0.032844" calcext:value-type="float">
            <text:p>0.032844</text:p>
          </table:table-cell>
          <table:table-cell office:value-type="float" office:value="0.892935" calcext:value-type="float">
            <text:p>0.892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7075" calcext:value-type="float">
            <text:p>0.957075</text:p>
          </table:table-cell>
          <table:table-cell office:value-type="float" office:value="0.032649" calcext:value-type="float">
            <text:p>0.032649</text:p>
          </table:table-cell>
          <table:table-cell office:value-type="float" office:value="0.924294" calcext:value-type="float">
            <text:p>0.9242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6874" calcext:value-type="float">
            <text:p>0.946874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14065" calcext:value-type="float">
            <text:p>0.914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2603" calcext:value-type="float">
            <text:p>0.962603</text:p>
          </table:table-cell>
          <table:table-cell office:value-type="float" office:value="0.032648" calcext:value-type="float">
            <text:p>0.032648</text:p>
          </table:table-cell>
          <table:table-cell office:value-type="float" office:value="0.92982" calcext:value-type="float">
            <text:p>0.92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8302" calcext:value-type="float">
            <text:p>0.948302</text:p>
          </table:table-cell>
          <table:table-cell office:value-type="float" office:value="0.032556" calcext:value-type="float">
            <text:p>0.032556</text:p>
          </table:table-cell>
          <table:table-cell office:value-type="float" office:value="0.915607" calcext:value-type="float">
            <text:p>0.915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9042" calcext:value-type="float">
            <text:p>0.929042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896355" calcext:value-type="float">
            <text:p>0.896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476735837498" calcext:value-type="float">
            <text:p>3.14476735837498</text:p>
          </table:table-cell>
          <table:table-cell office:value-type="float" office:value="0.00317470478519022" calcext:value-type="float">
            <text:p>0.00317470478519</text:p>
          </table:table-cell>
          <table:table-cell table:number-columns-repeated="8"/>
        </table:table-row>
        <table:table-row table:style-name="ro1">
          <table:table-cell office:value-type="float" office:value="0.938348" calcext:value-type="float">
            <text:p>0.938348</text:p>
          </table:table-cell>
          <table:table-cell office:value-type="float" office:value="0.032647" calcext:value-type="float">
            <text:p>0.032647</text:p>
          </table:table-cell>
          <table:table-cell office:value-type="float" office:value="0.90557" calcext:value-type="float">
            <text:p>0.905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2232" calcext:value-type="float">
            <text:p>0.932232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899551" calcext:value-type="float">
            <text:p>0.8995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3083" calcext:value-type="float">
            <text:p>0.953083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920413" calcext:value-type="float">
            <text:p>0.920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5561" calcext:value-type="float">
            <text:p>0.965561</text:p>
          </table:table-cell>
          <table:table-cell office:value-type="float" office:value="0.032609" calcext:value-type="float">
            <text:p>0.032609</text:p>
          </table:table-cell>
          <table:table-cell office:value-type="float" office:value="0.932815" calcext:value-type="float">
            <text:p>0.9328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5276" calcext:value-type="float">
            <text:p>0.955276</text:p>
          </table:table-cell>
          <table:table-cell office:value-type="float" office:value="0.033002" calcext:value-type="float">
            <text:p>0.033002</text:p>
          </table:table-cell>
          <table:table-cell office:value-type="float" office:value="0.922083" calcext:value-type="float">
            <text:p>0.922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81509" calcext:value-type="float">
            <text:p>0.981509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948696" calcext:value-type="float">
            <text:p>0.9486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8611" calcext:value-type="float">
            <text:p>0.948611</text:p>
          </table:table-cell>
          <table:table-cell office:value-type="float" office:value="0.032709" calcext:value-type="float">
            <text:p>0.032709</text:p>
          </table:table-cell>
          <table:table-cell office:value-type="float" office:value="0.915765" calcext:value-type="float">
            <text:p>0.9157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5128" calcext:value-type="float">
            <text:p>0.945128</text:p>
          </table:table-cell>
          <table:table-cell office:value-type="float" office:value="0.032796" calcext:value-type="float">
            <text:p>0.032796</text:p>
          </table:table-cell>
          <table:table-cell office:value-type="float" office:value="0.912197" calcext:value-type="float">
            <text:p>0.9121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7757" calcext:value-type="float">
            <text:p>0.937757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904973" calcext:value-type="float">
            <text:p>0.9049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5258" calcext:value-type="float">
            <text:p>0.945258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912466" calcext:value-type="float">
            <text:p>0.9124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472" calcext:value-type="float">
            <text:p>0.91472</text:p>
          </table:table-cell>
          <table:table-cell office:value-type="float" office:value="0.032529" calcext:value-type="float">
            <text:p>0.032529</text:p>
          </table:table-cell>
          <table:table-cell office:value-type="float" office:value="0.882059" calcext:value-type="float">
            <text:p>0.882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2288" calcext:value-type="float">
            <text:p>0.952288</text:p>
          </table:table-cell>
          <table:table-cell office:value-type="float" office:value="0.032553" calcext:value-type="float">
            <text:p>0.032553</text:p>
          </table:table-cell>
          <table:table-cell office:value-type="float" office:value="0.919597" calcext:value-type="float">
            <text:p>0.9195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0151" calcext:value-type="float">
            <text:p>0.940151</text:p>
          </table:table-cell>
          <table:table-cell office:value-type="float" office:value="0.032507" calcext:value-type="float">
            <text:p>0.032507</text:p>
          </table:table-cell>
          <table:table-cell office:value-type="float" office:value="0.907519" calcext:value-type="float">
            <text:p>0.9075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7911" calcext:value-type="float">
            <text:p>0.967911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35117" calcext:value-type="float">
            <text:p>0.9351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1076" calcext:value-type="float">
            <text:p>0.941076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908248" calcext:value-type="float">
            <text:p>0.9082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1075" calcext:value-type="float">
            <text:p>0.931075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898388" calcext:value-type="float">
            <text:p>0.8983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1846" calcext:value-type="float">
            <text:p>0.931846</text:p>
          </table:table-cell>
          <table:table-cell office:value-type="float" office:value="0.032555" calcext:value-type="float">
            <text:p>0.032555</text:p>
          </table:table-cell>
          <table:table-cell office:value-type="float" office:value="0.899155" calcext:value-type="float">
            <text:p>0.899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3908" calcext:value-type="float">
            <text:p>0.943908</text:p>
          </table:table-cell>
          <table:table-cell office:value-type="float" office:value="0.032781" calcext:value-type="float">
            <text:p>0.032781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4883" calcext:value-type="float">
            <text:p>0.914883</text:p>
          </table:table-cell>
          <table:table-cell office:value-type="float" office:value="0.032577" calcext:value-type="float">
            <text:p>0.032577</text:p>
          </table:table-cell>
          <table:table-cell office:value-type="float" office:value="0.882171" calcext:value-type="float">
            <text:p>0.8821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71" calcext:value-type="float">
            <text:p>0.9271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894473" calcext:value-type="float">
            <text:p>0.8944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4035" calcext:value-type="float">
            <text:p>0.954035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.921334" calcext:value-type="float">
            <text:p>0.9213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67840971491" calcext:value-type="float">
            <text:p>3.18067840971491</text:p>
          </table:table-cell>
          <table:table-cell office:value-type="float" office:value="0.039085756125119" calcext:value-type="float">
            <text:p>0.039085756125119</text:p>
          </table:table-cell>
          <table:table-cell table:number-columns-repeated="8"/>
        </table:table-row>
        <table:table-row table:style-name="ro1">
          <table:table-cell office:value-type="float" office:value="0.929916" calcext:value-type="float">
            <text:p>0.929916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897245" calcext:value-type="float">
            <text:p>0.897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5363" calcext:value-type="float">
            <text:p>0.915363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88267" calcext:value-type="float">
            <text:p>0.882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7931" calcext:value-type="float">
            <text:p>0.917931</text:p>
          </table:table-cell>
          <table:table-cell office:value-type="float" office:value="0.032551" calcext:value-type="float">
            <text:p>0.032551</text:p>
          </table:table-cell>
          <table:table-cell office:value-type="float" office:value="0.88524" calcext:value-type="float">
            <text:p>0.885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4536" calcext:value-type="float">
            <text:p>0.914536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881869" calcext:value-type="float">
            <text:p>0.8818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7684" calcext:value-type="float">
            <text:p>0.927684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894982" calcext:value-type="float">
            <text:p>0.894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6156" calcext:value-type="float">
            <text:p>0.946156</text:p>
          </table:table-cell>
          <table:table-cell office:value-type="float" office:value="0.032647" calcext:value-type="float">
            <text:p>0.032647</text:p>
          </table:table-cell>
          <table:table-cell office:value-type="float" office:value="0.913376" calcext:value-type="float">
            <text:p>0.9133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919" calcext:value-type="float">
            <text:p>0.95919</text:p>
          </table:table-cell>
          <table:table-cell office:value-type="float" office:value="0.032755" calcext:value-type="float">
            <text:p>0.032755</text:p>
          </table:table-cell>
          <table:table-cell office:value-type="float" office:value="0.926301" calcext:value-type="float">
            <text:p>0.926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081" calcext:value-type="float">
            <text:p>0.94081</text:p>
          </table:table-cell>
          <table:table-cell office:value-type="float" office:value="0.03278" calcext:value-type="float">
            <text:p>0.03278</text:p>
          </table:table-cell>
          <table:table-cell office:value-type="float" office:value="0.907891" calcext:value-type="float">
            <text:p>0.9078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4199" calcext:value-type="float">
            <text:p>0.954199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921373" calcext:value-type="float">
            <text:p>0.9213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0359" calcext:value-type="float">
            <text:p>0.940359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7554" calcext:value-type="float">
            <text:p>0.9075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5013" calcext:value-type="float">
            <text:p>0.955013</text:p>
          </table:table-cell>
          <table:table-cell office:value-type="float" office:value="0.032555" calcext:value-type="float">
            <text:p>0.032555</text:p>
          </table:table-cell>
          <table:table-cell office:value-type="float" office:value="0.922323" calcext:value-type="float">
            <text:p>0.9223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3868" calcext:value-type="float">
            <text:p>0.953868</text:p>
          </table:table-cell>
          <table:table-cell office:value-type="float" office:value="0.032553" calcext:value-type="float">
            <text:p>0.032553</text:p>
          </table:table-cell>
          <table:table-cell office:value-type="float" office:value="0.921181" calcext:value-type="float">
            <text:p>0.9211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4179" calcext:value-type="float">
            <text:p>0.944179</text:p>
          </table:table-cell>
          <table:table-cell office:value-type="float" office:value="0.032682" calcext:value-type="float">
            <text:p>0.032682</text:p>
          </table:table-cell>
          <table:table-cell office:value-type="float" office:value="0.911363" calcext:value-type="float">
            <text:p>0.9113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6904" calcext:value-type="float">
            <text:p>0.946904</text:p>
          </table:table-cell>
          <table:table-cell office:value-type="float" office:value="0.032699" calcext:value-type="float">
            <text:p>0.03269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82919" calcext:value-type="float">
            <text:p>0.982919</text:p>
          </table:table-cell>
          <table:table-cell office:value-type="float" office:value="0.032739" calcext:value-type="float">
            <text:p>0.032739</text:p>
          </table:table-cell>
          <table:table-cell office:value-type="float" office:value="0.950046" calcext:value-type="float">
            <text:p>0.9500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0615" calcext:value-type="float">
            <text:p>0.940615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907944" calcext:value-type="float">
            <text:p>0.907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1976" calcext:value-type="float">
            <text:p>0.941976</text:p>
          </table:table-cell>
          <table:table-cell office:value-type="float" office:value="0.032756" calcext:value-type="float">
            <text:p>0.032756</text:p>
          </table:table-cell>
          <table:table-cell office:value-type="float" office:value="0.909084" calcext:value-type="float">
            <text:p>0.909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1018" calcext:value-type="float">
            <text:p>0.931018</text:p>
          </table:table-cell>
          <table:table-cell office:value-type="float" office:value="0.032551" calcext:value-type="float">
            <text:p>0.032551</text:p>
          </table:table-cell>
          <table:table-cell office:value-type="float" office:value="0.898332" calcext:value-type="float">
            <text:p>0.8983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2983" calcext:value-type="float">
            <text:p>0.942983</text:p>
          </table:table-cell>
          <table:table-cell office:value-type="float" office:value="0.032701" calcext:value-type="float">
            <text:p>0.032701</text:p>
          </table:table-cell>
          <table:table-cell office:value-type="float" office:value="0.910148" calcext:value-type="float">
            <text:p>0.9101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5088" calcext:value-type="float">
            <text:p>0.935088</text:p>
          </table:table-cell>
          <table:table-cell office:value-type="float" office:value="0.032574" calcext:value-type="float">
            <text:p>0.032574</text:p>
          </table:table-cell>
          <table:table-cell office:value-type="float" office:value="0.90238" calcext:value-type="float">
            <text:p>0.902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2229" calcext:value-type="float">
            <text:p>0.942229</text:p>
          </table:table-cell>
          <table:table-cell office:value-type="float" office:value="0.032481" calcext:value-type="float">
            <text:p>0.032481</text:p>
          </table:table-cell>
          <table:table-cell office:value-type="float" office:value="0.909619" calcext:value-type="float">
            <text:p>0.9096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101" calcext:value-type="float">
            <text:p>0.95101</text:p>
          </table:table-cell>
          <table:table-cell office:value-type="float" office:value="0.032935" calcext:value-type="float">
            <text:p>0.032935</text:p>
          </table:table-cell>
          <table:table-cell office:value-type="float" office:value="0.9179" calcext:value-type="float">
            <text:p>0.9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1069" calcext:value-type="float">
            <text:p>0.931069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898376" calcext:value-type="float">
            <text:p>0.8983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3504" calcext:value-type="float">
            <text:p>0.943504</text:p>
          </table:table-cell>
          <table:table-cell office:value-type="float" office:value="0.032674" calcext:value-type="float">
            <text:p>0.032674</text:p>
          </table:table-cell>
          <table:table-cell office:value-type="float" office:value="0.910692" calcext:value-type="float">
            <text:p>0.9106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9014" calcext:value-type="float">
            <text:p>0.939014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906336" calcext:value-type="float">
            <text:p>0.9063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9368" calcext:value-type="float">
            <text:p>0.959368</text:p>
          </table:table-cell>
          <table:table-cell office:value-type="float" office:value="0.032708" calcext:value-type="float">
            <text:p>0.032708</text:p>
          </table:table-cell>
          <table:table-cell office:value-type="float" office:value="0.92652" calcext:value-type="float">
            <text:p>0.926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9452" calcext:value-type="float">
            <text:p>0.929452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896739" calcext:value-type="float">
            <text:p>0.8967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6604" calcext:value-type="float">
            <text:p>0.916604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8839" calcext:value-type="float">
            <text:p>0.88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417" calcext:value-type="float">
            <text:p>0.94417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911534" calcext:value-type="float">
            <text:p>0.911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7742" calcext:value-type="float">
            <text:p>0.967742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34934" calcext:value-type="float">
            <text:p>0.934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0604" calcext:value-type="float">
            <text:p>0.940604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7804" calcext:value-type="float">
            <text:p>0.9078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149" calcext:value-type="float">
            <text:p>0.96149</text:p>
          </table:table-cell>
          <table:table-cell office:value-type="float" office:value="0.032619" calcext:value-type="float">
            <text:p>0.032619</text:p>
          </table:table-cell>
          <table:table-cell office:value-type="float" office:value="0.928742" calcext:value-type="float">
            <text:p>0.9287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73457" calcext:value-type="float">
            <text:p>0.973457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0.94076" calcext:value-type="float">
            <text:p>0.940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90337" calcext:value-type="float">
            <text:p>0.990337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957653" calcext:value-type="float">
            <text:p>0.9576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0357" calcext:value-type="float">
            <text:p>0.920357</text:p>
          </table:table-cell>
          <table:table-cell office:value-type="float" office:value="0.032538" calcext:value-type="float">
            <text:p>0.032538</text:p>
          </table:table-cell>
          <table:table-cell office:value-type="float" office:value="0.887686" calcext:value-type="float">
            <text:p>0.887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3146" calcext:value-type="float">
            <text:p>0.943146</text:p>
          </table:table-cell>
          <table:table-cell office:value-type="float" office:value="0.032738" calcext:value-type="float">
            <text:p>0.032738</text:p>
          </table:table-cell>
          <table:table-cell office:value-type="float" office:value="0.910274" calcext:value-type="float">
            <text:p>0.9102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601079358505" calcext:value-type="float">
            <text:p>3.16601079358505</text:p>
          </table:table-cell>
          <table:table-cell office:value-type="float" office:value="0.0244181399952565" calcext:value-type="float">
            <text:p>0.024418139995257</text:p>
          </table:table-cell>
          <table:table-cell table:number-columns-repeated="8"/>
        </table:table-row>
        <table:table-row table:style-name="ro1">
          <table:table-cell office:value-type="float" office:value="0.938562" calcext:value-type="float">
            <text:p>0.938562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90587" calcext:value-type="float">
            <text:p>0.905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2258" calcext:value-type="float">
            <text:p>0.942258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909174" calcext:value-type="float">
            <text:p>0.9091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366" calcext:value-type="float">
            <text:p>0.96366</text:p>
          </table:table-cell>
          <table:table-cell office:value-type="float" office:value="0.032689" calcext:value-type="float">
            <text:p>0.032689</text:p>
          </table:table-cell>
          <table:table-cell office:value-type="float" office:value="0.930837" calcext:value-type="float">
            <text:p>0.9308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6095" calcext:value-type="float">
            <text:p>0.916095</text:p>
          </table:table-cell>
          <table:table-cell office:value-type="float" office:value="0.032606" calcext:value-type="float">
            <text:p>0.032606</text:p>
          </table:table-cell>
          <table:table-cell office:value-type="float" office:value="0.883353" calcext:value-type="float">
            <text:p>0.883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8541" calcext:value-type="float">
            <text:p>0.928541</text:p>
          </table:table-cell>
          <table:table-cell office:value-type="float" office:value="0.032554" calcext:value-type="float">
            <text:p>0.032554</text:p>
          </table:table-cell>
          <table:table-cell office:value-type="float" office:value="0.895849" calcext:value-type="float">
            <text:p>0.895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130383830605" calcext:value-type="float">
            <text:p>3.18130383830605</text:p>
          </table:table-cell>
          <table:table-cell office:value-type="float" office:value="0.0397111847162552" calcext:value-type="float">
            <text:p>0.039711184716255</text:p>
          </table:table-cell>
          <table:table-cell table:number-columns-repeated="8"/>
        </table:table-row>
        <table:table-row table:style-name="ro1">
          <table:table-cell office:value-type="float" office:value="0.949714" calcext:value-type="float">
            <text:p>0.949714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5291" calcext:value-type="float">
            <text:p>0.945291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912469" calcext:value-type="float">
            <text:p>0.9124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7854" calcext:value-type="float">
            <text:p>0.97854</text:p>
          </table:table-cell>
          <table:table-cell office:value-type="float" office:value="0.032505" calcext:value-type="float">
            <text:p>0.032505</text:p>
          </table:table-cell>
          <table:table-cell office:value-type="float" office:value="0.945904" calcext:value-type="float">
            <text:p>0.945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1707" calcext:value-type="float">
            <text:p>0.931707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0.899011" calcext:value-type="float">
            <text:p>0.8990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9011" calcext:value-type="float">
            <text:p>0.929011</text:p>
          </table:table-cell>
          <table:table-cell office:value-type="float" office:value="0.032557" calcext:value-type="float">
            <text:p>0.032557</text:p>
          </table:table-cell>
          <table:table-cell office:value-type="float" office:value="0.89632" calcext:value-type="float">
            <text:p>0.896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9372" calcext:value-type="float">
            <text:p>0.929372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896585" calcext:value-type="float">
            <text:p>0.896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7537" calcext:value-type="float">
            <text:p>0.947537</text:p>
          </table:table-cell>
          <table:table-cell office:value-type="float" office:value="0.032579" calcext:value-type="float">
            <text:p>0.032579</text:p>
          </table:table-cell>
          <table:table-cell office:value-type="float" office:value="0.914823" calcext:value-type="float">
            <text:p>0.9148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1934" calcext:value-type="float">
            <text:p>0.941934</text:p>
          </table:table-cell>
          <table:table-cell office:value-type="float" office:value="0.032684" calcext:value-type="float">
            <text:p>0.032684</text:p>
          </table:table-cell>
          <table:table-cell office:value-type="float" office:value="0.909116" calcext:value-type="float">
            <text:p>0.9091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14904" calcext:value-type="float">
            <text:p>0.914904</text:p>
          </table:table-cell>
          <table:table-cell office:value-type="float" office:value="0.032576" calcext:value-type="float">
            <text:p>0.032576</text:p>
          </table:table-cell>
          <table:table-cell office:value-type="float" office:value="0.882195" calcext:value-type="float">
            <text:p>0.8821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833" calcext:value-type="float">
            <text:p>0.92833</text:p>
          </table:table-cell>
          <table:table-cell office:value-type="float" office:value="0.032641" calcext:value-type="float">
            <text:p>0.032641</text:p>
          </table:table-cell>
          <table:table-cell office:value-type="float" office:value="0.895555" calcext:value-type="float">
            <text:p>0.8955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26881" calcext:value-type="float">
            <text:p>0.926881</text:p>
          </table:table-cell>
          <table:table-cell office:value-type="float" office:value="0.032533" calcext:value-type="float">
            <text:p>0.032533</text:p>
          </table:table-cell>
          <table:table-cell office:value-type="float" office:value="0.894216" calcext:value-type="float">
            <text:p>0.8942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9808" calcext:value-type="float">
            <text:p>0.939808</text:p>
          </table:table-cell>
          <table:table-cell office:value-type="float" office:value="0.032518" calcext:value-type="float">
            <text:p>0.032518</text:p>
          </table:table-cell>
          <table:table-cell office:value-type="float" office:value="0.907162" calcext:value-type="float">
            <text:p>0.9071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63775" calcext:value-type="float">
            <text:p>0.963775</text:p>
          </table:table-cell>
          <table:table-cell office:value-type="float" office:value="0.032682" calcext:value-type="float">
            <text:p>0.032682</text:p>
          </table:table-cell>
          <table:table-cell office:value-type="float" office:value="0.930959" calcext:value-type="float">
            <text:p>0.930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32553" calcext:value-type="float">
            <text:p>0.932553</text:p>
          </table:table-cell>
          <table:table-cell office:value-type="float" office:value="0.032553" calcext:value-type="float">
            <text:p>0.032553</text:p>
          </table:table-cell>
          <table:table-cell office:value-type="float" office:value="0.899862" calcext:value-type="float">
            <text:p>0.8998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46837" calcext:value-type="float">
            <text:p>0.94683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914211" calcext:value-type="float">
            <text:p>0.9142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4894" calcext:value-type="float">
            <text:p>0.954894</text:p>
          </table:table-cell>
          <table:table-cell office:value-type="float" office:value="0.032533" calcext:value-type="float">
            <text:p>0.032533</text:p>
          </table:table-cell>
          <table:table-cell office:value-type="float" office:value="0.922228" calcext:value-type="float">
            <text:p>0.922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956509" calcext:value-type="float">
            <text:p>0.956509</text:p>
          </table:table-cell>
          <table:table-cell office:value-type="float" office:value="0.032691" calcext:value-type="float">
            <text:p>0.032691</text:p>
          </table:table-cell>
          <table:table-cell office:value-type="float" office:value="0.923684" calcext:value-type="float">
            <text:p>0.923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.007887" calcext:value-type="float">
            <text:p>1.007887</text:p>
          </table:table-cell>
          <table:table-cell office:value-type="float" office:value="0.065512" calcext:value-type="float">
            <text:p>0.065512</text:p>
          </table:table-cell>
          <table:table-cell office:value-type="float" office:value="0.942244" calcext:value-type="float">
            <text:p>0.9422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282" calcext:value-type="float">
            <text:p>0.99282</text:p>
          </table:table-cell>
          <table:table-cell office:value-type="float" office:value="0.064971" calcext:value-type="float">
            <text:p>0.064971</text:p>
          </table:table-cell>
          <table:table-cell office:value-type="float" office:value="0.927719" calcext:value-type="float">
            <text:p>0.9277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6704" calcext:value-type="float">
            <text:p>0.996704</text:p>
          </table:table-cell>
          <table:table-cell office:value-type="float" office:value="0.065621" calcext:value-type="float">
            <text:p>0.065621</text:p>
          </table:table-cell>
          <table:table-cell office:value-type="float" office:value="0.930917" calcext:value-type="float">
            <text:p>0.9309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6857" calcext:value-type="float">
            <text:p>0.986857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921489" calcext:value-type="float">
            <text:p>0.9214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0796" calcext:value-type="float">
            <text:p>0.990796</text:p>
          </table:table-cell>
          <table:table-cell office:value-type="float" office:value="0.065259" calcext:value-type="float">
            <text:p>0.065259</text:p>
          </table:table-cell>
          <table:table-cell office:value-type="float" office:value="0.925401" calcext:value-type="float">
            <text:p>0.925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2935" calcext:value-type="float">
            <text:p>0.962935</text:p>
          </table:table-cell>
          <table:table-cell office:value-type="float" office:value="0.065075" calcext:value-type="float">
            <text:p>0.065075</text:p>
          </table:table-cell>
          <table:table-cell office:value-type="float" office:value="0.897724" calcext:value-type="float">
            <text:p>0.897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9311" calcext:value-type="float">
            <text:p>0.959311</text:p>
          </table:table-cell>
          <table:table-cell office:value-type="float" office:value="0.065139" calcext:value-type="float">
            <text:p>0.065139</text:p>
          </table:table-cell>
          <table:table-cell office:value-type="float" office:value="0.894033" calcext:value-type="float">
            <text:p>0.8940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52216" calcext:value-type="float">
            <text:p>1.052216</text:p>
          </table:table-cell>
          <table:table-cell office:value-type="float" office:value="0.065122" calcext:value-type="float">
            <text:p>0.065122</text:p>
          </table:table-cell>
          <table:table-cell office:value-type="float" office:value="0.986965" calcext:value-type="float">
            <text:p>0.986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6698" calcext:value-type="float">
            <text:p>0.996698</text:p>
          </table:table-cell>
          <table:table-cell office:value-type="float" office:value="0.065363" calcext:value-type="float">
            <text:p>0.065363</text:p>
          </table:table-cell>
          <table:table-cell office:value-type="float" office:value="0.931202" calcext:value-type="float">
            <text:p>0.9312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3336" calcext:value-type="float">
            <text:p>0.963336</text:p>
          </table:table-cell>
          <table:table-cell office:value-type="float" office:value="0.065119" calcext:value-type="float">
            <text:p>0.065119</text:p>
          </table:table-cell>
          <table:table-cell office:value-type="float" office:value="0.898085" calcext:value-type="float">
            <text:p>0.8980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4046" calcext:value-type="float">
            <text:p>0.964046</text:p>
          </table:table-cell>
          <table:table-cell office:value-type="float" office:value="0.064958" calcext:value-type="float">
            <text:p>0.064958</text:p>
          </table:table-cell>
          <table:table-cell office:value-type="float" office:value="0.898951" calcext:value-type="float">
            <text:p>0.898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437376887839" calcext:value-type="float">
            <text:p>3.15437376887839</text:p>
          </table:table-cell>
          <table:table-cell office:value-type="float" office:value="0.0127811152885964" calcext:value-type="float">
            <text:p>0.012781115288596</text:p>
          </table:table-cell>
          <table:table-cell table:number-columns-repeated="8"/>
        </table:table-row>
        <table:table-row table:style-name="ro1">
          <table:table-cell office:value-type="float" office:value="0.988814" calcext:value-type="float">
            <text:p>0.988814</text:p>
          </table:table-cell>
          <table:table-cell office:value-type="float" office:value="0.065031" calcext:value-type="float">
            <text:p>0.065031</text:p>
          </table:table-cell>
          <table:table-cell office:value-type="float" office:value="0.923648" calcext:value-type="float">
            <text:p>0.923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1846" calcext:value-type="float">
            <text:p>0.971846</text:p>
          </table:table-cell>
          <table:table-cell office:value-type="float" office:value="0.065038" calcext:value-type="float">
            <text:p>0.065038</text:p>
          </table:table-cell>
          <table:table-cell office:value-type="float" office:value="0.906674" calcext:value-type="float">
            <text:p>0.9066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529" calcext:value-type="float">
            <text:p>0.95529</text:p>
          </table:table-cell>
          <table:table-cell office:value-type="float" office:value="0.064988" calcext:value-type="float">
            <text:p>0.064988</text:p>
          </table:table-cell>
          <table:table-cell office:value-type="float" office:value="0.890178" calcext:value-type="float">
            <text:p>0.8901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8366" calcext:value-type="float">
            <text:p>0.988366</text:p>
          </table:table-cell>
          <table:table-cell office:value-type="float" office:value="0.065061" calcext:value-type="float">
            <text:p>0.065061</text:p>
          </table:table-cell>
          <table:table-cell office:value-type="float" office:value="0.923172" calcext:value-type="float">
            <text:p>0.923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2934" calcext:value-type="float">
            <text:p>0.962934</text:p>
          </table:table-cell>
          <table:table-cell office:value-type="float" office:value="0.06505" calcext:value-type="float">
            <text:p>0.06505</text:p>
          </table:table-cell>
          <table:table-cell office:value-type="float" office:value="0.897749" calcext:value-type="float">
            <text:p>0.8977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575986162367" calcext:value-type="float">
            <text:p>3.14575986162367</text:p>
          </table:table-cell>
          <table:table-cell office:value-type="float" office:value="0.00416720803387261" calcext:value-type="float">
            <text:p>0.004167208033873</text:p>
          </table:table-cell>
          <table:table-cell table:number-columns-repeated="8"/>
        </table:table-row>
        <table:table-row table:style-name="ro1">
          <table:table-cell office:value-type="float" office:value="0.96369" calcext:value-type="float">
            <text:p>0.96369</text:p>
          </table:table-cell>
          <table:table-cell office:value-type="float" office:value="0.065171" calcext:value-type="float">
            <text:p>0.065171</text:p>
          </table:table-cell>
          <table:table-cell office:value-type="float" office:value="0.898376" calcext:value-type="float">
            <text:p>0.898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6261" calcext:value-type="float">
            <text:p>0.976261</text:p>
          </table:table-cell>
          <table:table-cell office:value-type="float" office:value="0.065261" calcext:value-type="float">
            <text:p>0.065261</text:p>
          </table:table-cell>
          <table:table-cell office:value-type="float" office:value="0.910865" calcext:value-type="float">
            <text:p>0.910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5683" calcext:value-type="float">
            <text:p>0.975683</text:p>
          </table:table-cell>
          <table:table-cell office:value-type="float" office:value="0.065291" calcext:value-type="float">
            <text:p>0.065291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41542" calcext:value-type="float">
            <text:p>1.041542</text:p>
          </table:table-cell>
          <table:table-cell office:value-type="float" office:value="0.065069" calcext:value-type="float">
            <text:p>0.065069</text:p>
          </table:table-cell>
          <table:table-cell office:value-type="float" office:value="0.976338" calcext:value-type="float">
            <text:p>0.9763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2173" calcext:value-type="float">
            <text:p>0.962173</text:p>
          </table:table-cell>
          <table:table-cell office:value-type="float" office:value="0.065088" calcext:value-type="float">
            <text:p>0.065088</text:p>
          </table:table-cell>
          <table:table-cell office:value-type="float" office:value="0.896947" calcext:value-type="float">
            <text:p>0.896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0811" calcext:value-type="float">
            <text:p>0.980811</text:p>
          </table:table-cell>
          <table:table-cell office:value-type="float" office:value="0.064962" calcext:value-type="float">
            <text:p>0.064962</text:p>
          </table:table-cell>
          <table:table-cell office:value-type="float" office:value="0.915717" calcext:value-type="float">
            <text:p>0.9157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0368" calcext:value-type="float">
            <text:p>1.00368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938523" calcext:value-type="float">
            <text:p>0.9385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8092" calcext:value-type="float">
            <text:p>0.948092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829" calcext:value-type="float">
            <text:p>0.8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3924" calcext:value-type="float">
            <text:p>0.983924</text:p>
          </table:table-cell>
          <table:table-cell office:value-type="float" office:value="0.065216" calcext:value-type="float">
            <text:p>0.065216</text:p>
          </table:table-cell>
          <table:table-cell office:value-type="float" office:value="0.91857" calcext:value-type="float">
            <text:p>0.918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08749" calcext:value-type="float">
            <text:p>1.008749</text:p>
          </table:table-cell>
          <table:table-cell office:value-type="float" office:value="0.065187" calcext:value-type="float">
            <text:p>0.065187</text:p>
          </table:table-cell>
          <table:table-cell office:value-type="float" office:value="0.943426" calcext:value-type="float">
            <text:p>0.9434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8755" calcext:value-type="float">
            <text:p>0.978755</text:p>
          </table:table-cell>
          <table:table-cell office:value-type="float" office:value="0.065259" calcext:value-type="float">
            <text:p>0.065259</text:p>
          </table:table-cell>
          <table:table-cell office:value-type="float" office:value="0.913363" calcext:value-type="float">
            <text:p>0.913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4618" calcext:value-type="float">
            <text:p>0.974618</text:p>
          </table:table-cell>
          <table:table-cell office:value-type="float" office:value="0.065364" calcext:value-type="float">
            <text:p>0.065364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6705" calcext:value-type="float">
            <text:p>0.966705</text:p>
          </table:table-cell>
          <table:table-cell office:value-type="float" office:value="0.065027" calcext:value-type="float">
            <text:p>0.065027</text:p>
          </table:table-cell>
          <table:table-cell office:value-type="float" office:value="0.901542" calcext:value-type="float">
            <text:p>0.901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3325" calcext:value-type="float">
            <text:p>0.993325</text:p>
          </table:table-cell>
          <table:table-cell office:value-type="float" office:value="0.064914" calcext:value-type="float">
            <text:p>0.064914</text:p>
          </table:table-cell>
          <table:table-cell office:value-type="float" office:value="0.928284" calcext:value-type="float">
            <text:p>0.9282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8666" calcext:value-type="float">
            <text:p>0.988666</text:p>
          </table:table-cell>
          <table:table-cell office:value-type="float" office:value="0.065069" calcext:value-type="float">
            <text:p>0.065069</text:p>
          </table:table-cell>
          <table:table-cell office:value-type="float" office:value="0.92346" calcext:value-type="float">
            <text:p>0.92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411760434932" calcext:value-type="float">
            <text:p>3.15411760434932</text:p>
          </table:table-cell>
          <table:table-cell office:value-type="float" office:value="0.0125249507595235" calcext:value-type="float">
            <text:p>0.012524950759524</text:p>
          </table:table-cell>
          <table:table-cell table:number-columns-repeated="8"/>
        </table:table-row>
        <table:table-row table:style-name="ro1">
          <table:table-cell office:value-type="float" office:value="0.962618" calcext:value-type="float">
            <text:p>0.962618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183002362487" calcext:value-type="float">
            <text:p>3.16183002362487</text:p>
          </table:table-cell>
          <table:table-cell office:value-type="float" office:value="0.0202373700350789" calcext:value-type="float">
            <text:p>0.020237370035079</text:p>
          </table:table-cell>
          <table:table-cell table:number-columns-repeated="8"/>
        </table:table-row>
        <table:table-row table:style-name="ro1">
          <table:table-cell office:value-type="float" office:value="0.962638" calcext:value-type="float">
            <text:p>0.962638</text:p>
          </table:table-cell>
          <table:table-cell office:value-type="float" office:value="0.065022" calcext:value-type="float">
            <text:p>0.065022</text:p>
          </table:table-cell>
          <table:table-cell office:value-type="float" office:value="0.89748" calcext:value-type="float">
            <text:p>0.89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0287" calcext:value-type="float">
            <text:p>0.960287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895107" calcext:value-type="float">
            <text:p>0.8951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5853" calcext:value-type="float">
            <text:p>0.995853</text:p>
          </table:table-cell>
          <table:table-cell office:value-type="float" office:value="0.065071" calcext:value-type="float">
            <text:p>0.065071</text:p>
          </table:table-cell>
          <table:table-cell office:value-type="float" office:value="0.930648" calcext:value-type="float">
            <text:p>0.930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5797" calcext:value-type="float">
            <text:p>0.995797</text:p>
          </table:table-cell>
          <table:table-cell office:value-type="float" office:value="0.064961" calcext:value-type="float">
            <text:p>0.064961</text:p>
          </table:table-cell>
          <table:table-cell office:value-type="float" office:value="0.930704" calcext:value-type="float">
            <text:p>0.9307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1438" calcext:value-type="float">
            <text:p>1.01438</text:p>
          </table:table-cell>
          <table:table-cell office:value-type="float" office:value="0.065048" calcext:value-type="float">
            <text:p>0.065048</text:p>
          </table:table-cell>
          <table:table-cell office:value-type="float" office:value="0.949195" calcext:value-type="float">
            <text:p>0.949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2592" calcext:value-type="float">
            <text:p>0.982592</text:p>
          </table:table-cell>
          <table:table-cell office:value-type="float" office:value="0.06507" calcext:value-type="float">
            <text:p>0.06507</text:p>
          </table:table-cell>
          <table:table-cell office:value-type="float" office:value="0.91739" calcext:value-type="float">
            <text:p>0.917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2423" calcext:value-type="float">
            <text:p>0.962423</text:p>
          </table:table-cell>
          <table:table-cell office:value-type="float" office:value="0.065011" calcext:value-type="float">
            <text:p>0.065011</text:p>
          </table:table-cell>
          <table:table-cell office:value-type="float" office:value="0.897279" calcext:value-type="float">
            <text:p>0.8972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5537" calcext:value-type="float">
            <text:p>0.965537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900344" calcext:value-type="float">
            <text:p>0.900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757" calcext:value-type="float">
            <text:p>0.95757</text:p>
          </table:table-cell>
          <table:table-cell office:value-type="float" office:value="0.065187" calcext:value-type="float">
            <text:p>0.065187</text:p>
          </table:table-cell>
          <table:table-cell office:value-type="float" office:value="0.892251" calcext:value-type="float">
            <text:p>0.892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318" calcext:value-type="float">
            <text:p>0.96318</text:p>
          </table:table-cell>
          <table:table-cell office:value-type="float" office:value="0.065066" calcext:value-type="float">
            <text:p>0.065066</text:p>
          </table:table-cell>
          <table:table-cell office:value-type="float" office:value="0.897973" calcext:value-type="float">
            <text:p>0.897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3455" calcext:value-type="float">
            <text:p>0.963455</text:p>
          </table:table-cell>
          <table:table-cell office:value-type="float" office:value="0.065093" calcext:value-type="float">
            <text:p>0.065093</text:p>
          </table:table-cell>
          <table:table-cell office:value-type="float" office:value="0.898229" calcext:value-type="float">
            <text:p>0.8982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5552" calcext:value-type="float">
            <text:p>0.975552</text:p>
          </table:table-cell>
          <table:table-cell office:value-type="float" office:value="0.065348" calcext:value-type="float">
            <text:p>0.065348</text:p>
          </table:table-cell>
          <table:table-cell office:value-type="float" office:value="0.910067" calcext:value-type="float">
            <text:p>0.9100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0996" calcext:value-type="float">
            <text:p>0.970996</text:p>
          </table:table-cell>
          <table:table-cell office:value-type="float" office:value="0.06508" calcext:value-type="float">
            <text:p>0.06508</text:p>
          </table:table-cell>
          <table:table-cell office:value-type="float" office:value="0.905781" calcext:value-type="float">
            <text:p>0.9057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4188" calcext:value-type="float">
            <text:p>0.974188</text:p>
          </table:table-cell>
          <table:table-cell office:value-type="float" office:value="0.065143" calcext:value-type="float">
            <text:p>0.065143</text:p>
          </table:table-cell>
          <table:table-cell office:value-type="float" office:value="0.908907" calcext:value-type="float">
            <text:p>0.9089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4378" calcext:value-type="float">
            <text:p>0.974378</text:p>
          </table:table-cell>
          <table:table-cell office:value-type="float" office:value="0.065409" calcext:value-type="float">
            <text:p>0.065409</text:p>
          </table:table-cell>
          <table:table-cell office:value-type="float" office:value="0.908835" calcext:value-type="float">
            <text:p>0.9088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8358" calcext:value-type="float">
            <text:p>0.948358</text:p>
          </table:table-cell>
          <table:table-cell office:value-type="float" office:value="0.065093" calcext:value-type="float">
            <text:p>0.065093</text:p>
          </table:table-cell>
          <table:table-cell office:value-type="float" office:value="0.883131" calcext:value-type="float">
            <text:p>0.883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0063" calcext:value-type="float">
            <text:p>0.96006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894867" calcext:value-type="float">
            <text:p>0.894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3043" calcext:value-type="float">
            <text:p>0.963043</text:p>
          </table:table-cell>
          <table:table-cell office:value-type="float" office:value="0.065112" calcext:value-type="float">
            <text:p>0.065112</text:p>
          </table:table-cell>
          <table:table-cell office:value-type="float" office:value="0.897793" calcext:value-type="float">
            <text:p>0.897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5053" calcext:value-type="float">
            <text:p>0.985053</text:p>
          </table:table-cell>
          <table:table-cell office:value-type="float" office:value="0.065105" calcext:value-type="float">
            <text:p>0.065105</text:p>
          </table:table-cell>
          <table:table-cell office:value-type="float" office:value="0.919814" calcext:value-type="float">
            <text:p>0.9198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4078" calcext:value-type="float">
            <text:p>0.964078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898794" calcext:value-type="float">
            <text:p>0.8987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2708" calcext:value-type="float">
            <text:p>0.952708</text:p>
          </table:table-cell>
          <table:table-cell office:value-type="float" office:value="0.065413" calcext:value-type="float">
            <text:p>0.065413</text:p>
          </table:table-cell>
          <table:table-cell office:value-type="float" office:value="0.887162" calcext:value-type="float">
            <text:p>0.8871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3714" calcext:value-type="float">
            <text:p>0.973714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908257" calcext:value-type="float">
            <text:p>0.9082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0183" calcext:value-type="float">
            <text:p>0.970183</text:p>
          </table:table-cell>
          <table:table-cell office:value-type="float" office:value="0.065119" calcext:value-type="float">
            <text:p>0.065119</text:p>
          </table:table-cell>
          <table:table-cell office:value-type="float" office:value="0.904931" calcext:value-type="float">
            <text:p>0.9049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871544630101" calcext:value-type="float">
            <text:p>3.15871544630101</text:p>
          </table:table-cell>
          <table:table-cell office:value-type="float" office:value="0.0171227927112128" calcext:value-type="float">
            <text:p>0.017122792711213</text:p>
          </table:table-cell>
          <table:table-cell table:number-columns-repeated="8"/>
        </table:table-row>
        <table:table-row table:style-name="ro1">
          <table:table-cell office:value-type="float" office:value="0.98461" calcext:value-type="float">
            <text:p>0.98461</text:p>
          </table:table-cell>
          <table:table-cell office:value-type="float" office:value="0.065308" calcext:value-type="float">
            <text:p>0.065308</text:p>
          </table:table-cell>
          <table:table-cell office:value-type="float" office:value="0.919165" calcext:value-type="float">
            <text:p>0.9191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42223" calcext:value-type="float">
            <text:p>1.042223</text:p>
          </table:table-cell>
          <table:table-cell office:value-type="float" office:value="0.065198" calcext:value-type="float">
            <text:p>0.065198</text:p>
          </table:table-cell>
          <table:table-cell office:value-type="float" office:value="0.976887" calcext:value-type="float">
            <text:p>0.976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0178" calcext:value-type="float">
            <text:p>0.990178</text:p>
          </table:table-cell>
          <table:table-cell office:value-type="float" office:value="0.065282" calcext:value-type="float">
            <text:p>0.065282</text:p>
          </table:table-cell>
          <table:table-cell office:value-type="float" office:value="0.92476" calcext:value-type="float">
            <text:p>0.924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2419" calcext:value-type="float">
            <text:p>0.962419</text:p>
          </table:table-cell>
          <table:table-cell office:value-type="float" office:value="0.065077" calcext:value-type="float">
            <text:p>0.065077</text:p>
          </table:table-cell>
          <table:table-cell office:value-type="float" office:value="0.897206" calcext:value-type="float">
            <text:p>0.897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399089074472" calcext:value-type="float">
            <text:p>3.15399089074472</text:p>
          </table:table-cell>
          <table:table-cell office:value-type="float" office:value="0.0123982371549229" calcext:value-type="float">
            <text:p>0.012398237154923</text:p>
          </table:table-cell>
          <table:table-cell table:number-columns-repeated="8"/>
        </table:table-row>
        <table:table-row table:style-name="ro1">
          <table:table-cell office:value-type="float" office:value="0.979778" calcext:value-type="float">
            <text:p>0.979778</text:p>
          </table:table-cell>
          <table:table-cell office:value-type="float" office:value="0.065799" calcext:value-type="float">
            <text:p>0.065799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11278" calcext:value-type="float">
            <text:p>1.011278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45903" calcext:value-type="float">
            <text:p>0.945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2263" calcext:value-type="float">
            <text:p>0.992263</text:p>
          </table:table-cell>
          <table:table-cell office:value-type="float" office:value="0.065377" calcext:value-type="float">
            <text:p>0.065377</text:p>
          </table:table-cell>
          <table:table-cell office:value-type="float" office:value="0.926753" calcext:value-type="float">
            <text:p>0.9267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47184" calcext:value-type="float">
            <text:p>0.947184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881984" calcext:value-type="float">
            <text:p>0.8819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0545" calcext:value-type="float">
            <text:p>0.970545</text:p>
          </table:table-cell>
          <table:table-cell office:value-type="float" office:value="0.065687" calcext:value-type="float">
            <text:p>0.065687</text:p>
          </table:table-cell>
          <table:table-cell office:value-type="float" office:value="0.904696" calcext:value-type="float">
            <text:p>0.904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2898" calcext:value-type="float">
            <text:p>0.972898</text:p>
          </table:table-cell>
          <table:table-cell office:value-type="float" office:value="0.065329" calcext:value-type="float">
            <text:p>0.065329</text:p>
          </table:table-cell>
          <table:table-cell office:value-type="float" office:value="0.907432" calcext:value-type="float">
            <text:p>0.907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8637" calcext:value-type="float">
            <text:p>0.958637</text:p>
          </table:table-cell>
          <table:table-cell office:value-type="float" office:value="0.065031" calcext:value-type="float">
            <text:p>0.065031</text:p>
          </table:table-cell>
          <table:table-cell office:value-type="float" office:value="0.893474" calcext:value-type="float">
            <text:p>0.8934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6351" calcext:value-type="float">
            <text:p>0.976351</text:p>
          </table:table-cell>
          <table:table-cell office:value-type="float" office:value="0.065097" calcext:value-type="float">
            <text:p>0.065097</text:p>
          </table:table-cell>
          <table:table-cell office:value-type="float" office:value="0.911118" calcext:value-type="float">
            <text:p>0.9111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3835" calcext:value-type="float">
            <text:p>0.993835</text:p>
          </table:table-cell>
          <table:table-cell office:value-type="float" office:value="0.065264" calcext:value-type="float">
            <text:p>0.065264</text:p>
          </table:table-cell>
          <table:table-cell office:value-type="float" office:value="0.928432" calcext:value-type="float">
            <text:p>0.928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7881" calcext:value-type="float">
            <text:p>0.967881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902701" calcext:value-type="float">
            <text:p>0.9027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393" calcext:value-type="float">
            <text:p>0.97393</text:p>
          </table:table-cell>
          <table:table-cell office:value-type="float" office:value="0.065274" calcext:value-type="float">
            <text:p>0.065274</text:p>
          </table:table-cell>
          <table:table-cell office:value-type="float" office:value="0.90852" calcext:value-type="float">
            <text:p>0.908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6267" calcext:value-type="float">
            <text:p>0.986267</text:p>
          </table:table-cell>
          <table:table-cell office:value-type="float" office:value="0.065178" calcext:value-type="float">
            <text:p>0.065178</text:p>
          </table:table-cell>
          <table:table-cell office:value-type="float" office:value="0.920951" calcext:value-type="float">
            <text:p>0.920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0767" calcext:value-type="float">
            <text:p>0.970767</text:p>
          </table:table-cell>
          <table:table-cell office:value-type="float" office:value="0.065006" calcext:value-type="float">
            <text:p>0.065006</text:p>
          </table:table-cell>
          <table:table-cell office:value-type="float" office:value="0.905622" calcext:value-type="float">
            <text:p>0.905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0044" calcext:value-type="float">
            <text:p>0.990044</text:p>
          </table:table-cell>
          <table:table-cell office:value-type="float" office:value="0.065013" calcext:value-type="float">
            <text:p>0.065013</text:p>
          </table:table-cell>
          <table:table-cell office:value-type="float" office:value="0.924903" calcext:value-type="float">
            <text:p>0.924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11708" calcext:value-type="float">
            <text:p>1.011708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946235" calcext:value-type="float">
            <text:p>0.946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7816" calcext:value-type="float">
            <text:p>0.997816</text:p>
          </table:table-cell>
          <table:table-cell office:value-type="float" office:value="0.065276" calcext:value-type="float">
            <text:p>0.065276</text:p>
          </table:table-cell>
          <table:table-cell office:value-type="float" office:value="0.932404" calcext:value-type="float">
            <text:p>0.9324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3934" calcext:value-type="float">
            <text:p>0.983934</text:p>
          </table:table-cell>
          <table:table-cell office:value-type="float" office:value="0.065078" calcext:value-type="float">
            <text:p>0.065078</text:p>
          </table:table-cell>
          <table:table-cell office:value-type="float" office:value="0.918722" calcext:value-type="float">
            <text:p>0.9187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86" calcext:value-type="float">
            <text:p>0.9986</text:p>
          </table:table-cell>
          <table:table-cell office:value-type="float" office:value="0.065288" calcext:value-type="float">
            <text:p>0.065288</text:p>
          </table:table-cell>
          <table:table-cell office:value-type="float" office:value="0.933169" calcext:value-type="float">
            <text:p>0.9331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2442" calcext:value-type="float">
            <text:p>0.972442</text:p>
          </table:table-cell>
          <table:table-cell office:value-type="float" office:value="0.065491" calcext:value-type="float">
            <text:p>0.065491</text:p>
          </table:table-cell>
          <table:table-cell office:value-type="float" office:value="0.906811" calcext:value-type="float">
            <text:p>0.906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4866" calcext:value-type="float">
            <text:p>0.974866</text:p>
          </table:table-cell>
          <table:table-cell office:value-type="float" office:value="0.065394" calcext:value-type="float">
            <text:p>0.065394</text:p>
          </table:table-cell>
          <table:table-cell office:value-type="float" office:value="0.909336" calcext:value-type="float">
            <text:p>0.909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5529" calcext:value-type="float">
            <text:p>0.995529</text:p>
          </table:table-cell>
          <table:table-cell office:value-type="float" office:value="0.065314" calcext:value-type="float">
            <text:p>0.065314</text:p>
          </table:table-cell>
          <table:table-cell office:value-type="float" office:value="0.930081" calcext:value-type="float">
            <text:p>0.9300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1896" calcext:value-type="float">
            <text:p>0.991896</text:p>
          </table:table-cell>
          <table:table-cell office:value-type="float" office:value="0.065068" calcext:value-type="float">
            <text:p>0.065068</text:p>
          </table:table-cell>
          <table:table-cell office:value-type="float" office:value="0.926692" calcext:value-type="float">
            <text:p>0.9266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5213" calcext:value-type="float">
            <text:p>0.975213</text:p>
          </table:table-cell>
          <table:table-cell office:value-type="float" office:value="0.06588" calcext:value-type="float">
            <text:p>0.06588</text:p>
          </table:table-cell>
          <table:table-cell office:value-type="float" office:value="0.90915" calcext:value-type="float">
            <text:p>0.909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1313" calcext:value-type="float">
            <text:p>0.971313</text:p>
          </table:table-cell>
          <table:table-cell office:value-type="float" office:value="0.065451" calcext:value-type="float">
            <text:p>0.065451</text:p>
          </table:table-cell>
          <table:table-cell office:value-type="float" office:value="0.905699" calcext:value-type="float">
            <text:p>0.905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62832" calcext:value-type="float">
            <text:p>1.062832</text:p>
          </table:table-cell>
          <table:table-cell office:value-type="float" office:value="0.065273" calcext:value-type="float">
            <text:p>0.065273</text:p>
          </table:table-cell>
          <table:table-cell office:value-type="float" office:value="0.997421" calcext:value-type="float">
            <text:p>0.997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4914" calcext:value-type="float">
            <text:p>0.984914</text:p>
          </table:table-cell>
          <table:table-cell office:value-type="float" office:value="0.065313" calcext:value-type="float">
            <text:p>0.065313</text:p>
          </table:table-cell>
          <table:table-cell office:value-type="float" office:value="0.919463" calcext:value-type="float">
            <text:p>0.9194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0226" calcext:value-type="float">
            <text:p>0.960226</text:p>
          </table:table-cell>
          <table:table-cell office:value-type="float" office:value="0.064976" calcext:value-type="float">
            <text:p>0.064976</text:p>
          </table:table-cell>
          <table:table-cell office:value-type="float" office:value="0.895122" calcext:value-type="float">
            <text:p>0.8951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87187" calcext:value-type="float">
            <text:p>0.987187</text:p>
          </table:table-cell>
          <table:table-cell office:value-type="float" office:value="0.065122" calcext:value-type="float">
            <text:p>0.065122</text:p>
          </table:table-cell>
          <table:table-cell office:value-type="float" office:value="0.921931" calcext:value-type="float">
            <text:p>0.9219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6809" calcext:value-type="float">
            <text:p>0.966809</text:p>
          </table:table-cell>
          <table:table-cell office:value-type="float" office:value="0.065045" calcext:value-type="float">
            <text:p>0.065045</text:p>
          </table:table-cell>
          <table:table-cell office:value-type="float" office:value="0.901627" calcext:value-type="float">
            <text:p>0.9016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5992" calcext:value-type="float">
            <text:p>0.975992</text:p>
          </table:table-cell>
          <table:table-cell office:value-type="float" office:value="0.065287" calcext:value-type="float">
            <text:p>0.065287</text:p>
          </table:table-cell>
          <table:table-cell office:value-type="float" office:value="0.91057" calcext:value-type="float">
            <text:p>0.91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9063" calcext:value-type="float">
            <text:p>0.969063</text:p>
          </table:table-cell>
          <table:table-cell office:value-type="float" office:value="0.065024" calcext:value-type="float">
            <text:p>0.065024</text:p>
          </table:table-cell>
          <table:table-cell office:value-type="float" office:value="0.903904" calcext:value-type="float">
            <text:p>0.903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3715" calcext:value-type="float">
            <text:p>0.973715</text:p>
          </table:table-cell>
          <table:table-cell office:value-type="float" office:value="0.065241" calcext:value-type="float">
            <text:p>0.065241</text:p>
          </table:table-cell>
          <table:table-cell office:value-type="float" office:value="0.908338" calcext:value-type="float">
            <text:p>0.9083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2327" calcext:value-type="float">
            <text:p>0.992327</text:p>
          </table:table-cell>
          <table:table-cell office:value-type="float" office:value="0.065346" calcext:value-type="float">
            <text:p>0.065346</text:p>
          </table:table-cell>
          <table:table-cell office:value-type="float" office:value="0.926844" calcext:value-type="float">
            <text:p>0.9268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5413" calcext:value-type="float">
            <text:p>0.95413</text:p>
          </table:table-cell>
          <table:table-cell office:value-type="float" office:value="0.064995" calcext:value-type="float">
            <text:p>0.064995</text:p>
          </table:table-cell>
          <table:table-cell office:value-type="float" office:value="0.889002" calcext:value-type="float">
            <text:p>0.8890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0915" calcext:value-type="float">
            <text:p>0.970915</text:p>
          </table:table-cell>
          <table:table-cell office:value-type="float" office:value="0.065022" calcext:value-type="float">
            <text:p>0.065022</text:p>
          </table:table-cell>
          <table:table-cell office:value-type="float" office:value="0.905756" calcext:value-type="float">
            <text:p>0.9057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63531" calcext:value-type="float">
            <text:p>0.963531</text:p>
          </table:table-cell>
          <table:table-cell office:value-type="float" office:value="0.065056" calcext:value-type="float">
            <text:p>0.065056</text:p>
          </table:table-cell>
          <table:table-cell office:value-type="float" office:value="0.898337" calcext:value-type="float">
            <text:p>0.8983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17812" calcext:value-type="float">
            <text:p>1.017812</text:p>
          </table:table-cell>
          <table:table-cell office:value-type="float" office:value="0.065167" calcext:value-type="float">
            <text:p>0.065167</text:p>
          </table:table-cell>
          <table:table-cell office:value-type="float" office:value="0.952507" calcext:value-type="float">
            <text:p>0.9525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3653" calcext:value-type="float">
            <text:p>0.993653</text:p>
          </table:table-cell>
          <table:table-cell office:value-type="float" office:value="0.065407" calcext:value-type="float">
            <text:p>0.065407</text:p>
          </table:table-cell>
          <table:table-cell office:value-type="float" office:value="0.928112" calcext:value-type="float">
            <text:p>0.9281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75711" calcext:value-type="float">
            <text:p>0.975711</text:p>
          </table:table-cell>
          <table:table-cell office:value-type="float" office:value="0.065004" calcext:value-type="float">
            <text:p>0.065004</text:p>
          </table:table-cell>
          <table:table-cell office:value-type="float" office:value="0.910579" calcext:value-type="float">
            <text:p>0.9105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0.99691" calcext:value-type="float">
            <text:p>0.99691</text:p>
          </table:table-cell>
          <table:table-cell office:value-type="float" office:value="0.065346" calcext:value-type="float">
            <text:p>0.065346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  <table:table-row table:style-name="ro1">
          <table:table-cell office:value-type="float" office:value="1.013076" calcext:value-type="float">
            <text:p>1.013076</text:p>
          </table:table-cell>
          <table:table-cell office:value-type="float" office:value="0.064974" calcext:value-type="float">
            <text:p>0.064974</text:p>
          </table:table-cell>
          <table:table-cell office:value-type="float" office:value="0.947973" calcext:value-type="float">
            <text:p>0.947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4.4409E-016" calcext:value-type="float">
            <text:p>4.4409E-1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4:44:44.393172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1T14:59:19.975090152</dc:date>
    <meta:editing-duration>PT33M31S</meta:editing-duration>
    <meta:editing-cycles>7</meta:editing-cycles>
    <meta:generator>LibreOffice/6.4.6.2$Linux_X86_64 LibreOffice_project/40$Build-2</meta:generator>
    <meta:document-statistic meta:table-count="1" meta:cell-count="21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5:'cuda-results'.K17 'cuda-results'.K14:'cuda-results'.K14" chart:data-source-has-labels="both" svg:x="1.331cm" svg:y="2.138cm" svg:width="10.789cm" svg:height="5.701cm">
          <chartooo:coordinate-region svg:x="2.138cm" svg:y="2.337cm" svg:width="9.982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76cm" chart:style-name="ch9">
              <text:p>Time (m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935.4">
                <text:p>935.4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945.1">
                <text:p>945.1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980.9">
                <text:p>98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1:'cuda-results'.K23 'cuda-results'.K20:'cuda-results'.K20" chart:data-source-has-labels="both" svg:x="1.331cm" svg:y="2.138cm" svg:width="9.81cm" svg:height="5.701cm">
          <chartooo:coordinate-region svg:x="1.952cm" svg:y="2.337cm" svg:width="9.189cm" svg:height="4.855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567cm" chart:style-name="ch9">
              <text:p>Calculation time (m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16.3">
                <text:p>16.3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